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3" table:default-cell-style-name="ce7"/>
        <table:table-column table:style-name="co3" table:number-columns-repeated="95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 Bulbizarr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2 Herbizarr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 Florizarr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 Salamèch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 Reptincel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 Dracaufe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 Carabaff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 Tortank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1 Crisacie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 Coconfort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7 Roucoops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8 Roucarnage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20 Rattatac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24 Arbock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26 Raitchu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28 Sablairau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0 Nidornin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1 Nodoqueen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3 Nidorin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4 Nidoking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6 Mélodelf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8 Feunard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0 Grodoudou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2 Nosferalto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4 Ortid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5 Raflessia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7 Parasect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9 Aéromit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1 Triopiqueur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5 Akwakwak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9 Arkanin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1 Têtart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2 Tartard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4 Kadabr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5 Alakazam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7 Machopeu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8 Mackogneu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0 Bousiflo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1 Empiflo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5 Gravalanch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6 Grolem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8 Galop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0 Flagados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1 Magneti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2 magneton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5 Dodrio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6 Otari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7 Lamantin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8 Tadmorv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9 Grostadmorv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2 Fantominu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3 Spectrum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6 Spoporifik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7 Hypnomad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9 Kraboss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0 Voltorb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01 Electrod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03 Noadkoko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05 Ossatueu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6 Kickle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7 Tygnon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9 Smog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10 Smogogo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1 Rinocorn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12 Rinoféros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3 Leveinard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4 Saquedeneu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121 Staross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2 M.Mim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4 Lipouto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6 Magmar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7 Scarabrute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30 Leviato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2 Metamorph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5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3 Evoli</text:p>
          </table:table-cell>
          <table:table-cell table:style-name="ce9"/>
          <table:table-cell table:style-name="ce6"/>
          <table:table-cell office:value-type="string" table:style-name="ce1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4 Aquali</text:p>
          </table:table-cell>
          <table:table-cell table:style-name="ce9"/>
          <table:table-cell table:style-name="ce6"/>
          <table:table-cell office:value-type="string" table:style-name="ce14">
            <text:p>X, T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5 Voltali</text:p>
          </table:table-cell>
          <table:table-cell table:style-name="ce9"/>
          <table:table-cell table:style-name="ce6"/>
          <table:table-cell office:value-type="string" table:style-name="ce1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6 Pyroli</text:p>
          </table:table-cell>
          <table:table-cell table:style-name="ce9"/>
          <table:table-cell table:style-name="ce6"/>
          <table:table-cell office:value-type="string" table:style-name="ce15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7 Porygon</text:p>
          </table:table-cell>
          <table:table-cell table:style-name="ce9"/>
          <table:table-cell table:style-name="ce6"/>
          <table:table-cell office:value-type="string" table:style-name="ce14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39 Amonistar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1 Kabutops</text:p>
          </table:table-cell>
          <table:table-cell table:style-name="ce12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7 Minidraco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8 Draco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9 Dracolosse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51 Mew</text:p>
          </table:table-cell>
          <table:table-cell table:number-columns-repeated="2" table:style-name="ce6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6-25T07:22:25Z</meta:creation-date>
    <dc:date>2022-06-26T17:11:31Z</dc:date>
    <meta:editing-duration>PT0S</meta:editing-duration>
  </office:meta>
</office:document-meta>
</file>